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of Decision Making</text:p>
      <text:p text:style-name="P1"/>
      <text:p text:style-name="Standard"><text:tab/>I had Visual Studio 2017 installed but decided to download and use VS2019 as the brief suggested using .NET for the backend. This was a nessesary time cost as the Microsoft website presents 3 options, .NET Core 3.1, .NET Framework 4.8 and .NET 5.0, the last of which requires VS2019. In addition to my interpretation that the brief implied this version choice, the support for high-performance and scalable systems made it a clear winner anyway. The fragmented versions are a bother anyway and the Target Framework Moniker (TFM) will make for the easier integration of preexisting project features which could be brought into this hypothetical project.</text:p>
      <text:p text:style-name="Standard"/>
      <text:p text:style-name="Standard"><text:tab/>Not having used Vue or Nuxt.js before it was a clear winner to use the later version, Nuxt.js. There was an option of using a framework that I was more farmiliar with but the brief does prefer Nuxt over something like React and I want to display that I'm up for a challange.</text:p>
      <text:p text:style-name="Standard"/>
      <text:p text:style-name="Standard"><text:tab/>For database access I decided to use direct SQL calls to display that I can write and use SQL. This is probably better for small projects but this hypothetical project might grow in size and scope so I've decided to put the calls behind a repository layer. MySQL will be used as the brief mentions it and there's no good reason to use otherwis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7M23S</meta:editing-duration>
    <meta:editing-cycles>13</meta:editing-cycles>
    <meta:generator>OpenOffice/4.1.7$Win32 OpenOffice.org_project/417m1$Build-9800</meta:generator>
    <dc:date>2021-03-25T15:50:47.02</dc:date>
    <dc:creator>Nathanael Petrick</dc:creator>
    <meta:document-statistic meta:table-count="0" meta:image-count="0" meta:object-count="0" meta:page-count="1" meta:paragraph-count="4" meta:word-count="227" meta:character-count="1306"/>
    <meta:user-defined meta:name="Info 1"/>
    <meta:user-defined meta:name="Info 2"/>
    <meta:user-defined meta:name="Info 3"/>
    <meta:user-defined meta:name="Info 4"/>
  </office:meta>
</office:document-meta>
</file>